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2cm" table:align="left"/>
    </style:style>
    <style:style style:name="Table2.A" style:family="table-column">
      <style:table-column-properties style:column-width="3.39cm"/>
    </style:style>
    <style:style style:name="Table2.B" style:family="table-column">
      <style:table-column-properties style:column-width="2.607cm"/>
    </style:style>
    <style:style style:name="Table2.C" style:family="table-column">
      <style:table-column-properties style:column-width="10.9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1b36" officeooo:paragraph-rsid="00151b36"/>
    </style:style>
    <style:style style:name="P2" style:family="paragraph" style:parent-style-name="Text_20_body">
      <style:text-properties officeooo:rsid="00167c50" officeooo:paragraph-rsid="00190cef"/>
    </style:style>
    <style:style style:name="P3" style:family="paragraph" style:parent-style-name="Text_20_body">
      <style:text-properties officeooo:rsid="00190cef" officeooo:paragraph-rsid="00190cef"/>
    </style:style>
    <style:style style:name="P4" style:family="paragraph" style:parent-style-name="Text_20_body">
      <style:text-properties officeooo:rsid="001a5d9d" officeooo:paragraph-rsid="001a5d9d"/>
    </style:style>
    <style:style style:name="P5" style:family="paragraph" style:parent-style-name="Text_20_body">
      <style:text-properties officeooo:rsid="001e9cc9" officeooo:paragraph-rsid="001ffc7e"/>
    </style:style>
    <style:style style:name="P6" style:family="paragraph" style:parent-style-name="Text_20_body">
      <style:text-properties officeooo:rsid="00204187" officeooo:paragraph-rsid="00204187"/>
    </style:style>
    <style:style style:name="P7" style:family="paragraph" style:parent-style-name="Text_20_body">
      <style:text-properties officeooo:paragraph-rsid="002264df"/>
    </style:style>
    <style:style style:name="P8" style:family="paragraph" style:parent-style-name="Text_20_body">
      <style:paragraph-properties fo:break-before="page"/>
      <style:text-properties officeooo:rsid="00151b36" officeooo:paragraph-rsid="00151b36"/>
    </style:style>
    <style:style style:name="P9" style:family="paragraph" style:parent-style-name="Text_20_body">
      <style:paragraph-properties fo:break-before="page"/>
      <style:text-properties officeooo:rsid="00204187" officeooo:paragraph-rsid="00204187"/>
    </style:style>
    <style:style style:name="P10" style:family="paragraph" style:parent-style-name="Title">
      <style:text-properties officeooo:rsid="00151b36" officeooo:paragraph-rsid="00151b36"/>
    </style:style>
    <style:style style:name="P11" style:family="paragraph" style:parent-style-name="Text_20_body">
      <style:text-properties officeooo:rsid="00236616" officeooo:paragraph-rsid="0024fa9e"/>
    </style:style>
    <style:style style:name="P12" style:family="paragraph" style:parent-style-name="Text_20_body">
      <style:text-properties officeooo:rsid="002264df" officeooo:paragraph-rsid="002264df"/>
    </style:style>
    <style:style style:name="P13" style:family="paragraph" style:parent-style-name="Text_20_body">
      <style:text-properties officeooo:rsid="0024fa9e" officeooo:paragraph-rsid="0024fa9e"/>
    </style:style>
    <style:style style:name="P14" style:family="paragraph" style:parent-style-name="Text_20_body">
      <style:text-properties officeooo:rsid="00285b69" officeooo:paragraph-rsid="00285b69"/>
    </style:style>
    <style:style style:name="P15" style:family="paragraph" style:parent-style-name="Text_20_body">
      <style:text-properties officeooo:rsid="002a2b32" officeooo:paragraph-rsid="002a2b32"/>
    </style:style>
    <style:style style:name="P16" style:family="paragraph" style:parent-style-name="Text_20_body">
      <style:text-properties officeooo:rsid="00204187" officeooo:paragraph-rsid="002a2b32"/>
    </style:style>
    <style:style style:name="P17" style:family="paragraph" style:parent-style-name="Text_20_body">
      <style:text-properties officeooo:rsid="001a5d9d" officeooo:paragraph-rsid="002a2b32"/>
    </style:style>
    <style:style style:name="P18" style:family="paragraph" style:parent-style-name="Text_20_body">
      <style:text-properties fo:font-style="italic" officeooo:rsid="002a2b32" officeooo:paragraph-rsid="002a2b32" style:font-style-asian="italic" style:font-style-complex="italic"/>
    </style:style>
    <style:style style:name="P19" style:family="paragraph" style:parent-style-name="Text_20_body">
      <style:text-properties fo:font-style="italic" officeooo:rsid="002bbec1" officeooo:paragraph-rsid="002bbec1" style:font-style-asian="italic" style:font-style-complex="italic"/>
    </style:style>
    <style:style style:name="P20" style:family="paragraph" style:parent-style-name="Text_20_body">
      <style:text-properties officeooo:rsid="002a5d7e" officeooo:paragraph-rsid="002a5d7e"/>
    </style:style>
    <style:style style:name="P21" style:family="paragraph" style:parent-style-name="Text_20_body">
      <style:text-properties officeooo:rsid="002bbec1" officeooo:paragraph-rsid="002bbec1"/>
    </style:style>
    <style:style style:name="P22" style:family="paragraph" style:parent-style-name="Text_20_body">
      <style:text-properties officeooo:rsid="002c1a27" officeooo:paragraph-rsid="002c1a27"/>
    </style:style>
    <style:style style:name="P23" style:family="paragraph" style:parent-style-name="Text_20_body">
      <style:paragraph-properties fo:break-before="page"/>
      <style:text-properties officeooo:rsid="002a5d7e" officeooo:paragraph-rsid="002a5d7e"/>
    </style:style>
    <style:style style:name="P24" style:family="paragraph" style:parent-style-name="Heading_20_1">
      <style:text-properties officeooo:rsid="00151b36" officeooo:paragraph-rsid="00151b36"/>
    </style:style>
    <style:style style:name="P25" style:family="paragraph" style:parent-style-name="Heading_20_1">
      <style:text-properties officeooo:rsid="00167c50" officeooo:paragraph-rsid="00167c50"/>
    </style:style>
    <style:style style:name="P26" style:family="paragraph" style:parent-style-name="Heading_20_1">
      <style:text-properties officeooo:rsid="001ffc7e" officeooo:paragraph-rsid="001ffc7e"/>
    </style:style>
    <style:style style:name="P27" style:family="paragraph" style:parent-style-name="Heading_20_1">
      <style:text-properties officeooo:rsid="002264df" officeooo:paragraph-rsid="002264df"/>
    </style:style>
    <style:style style:name="P28" style:family="paragraph" style:parent-style-name="Heading_20_1">
      <style:text-properties officeooo:rsid="002bbec1" officeooo:paragraph-rsid="002bbec1"/>
    </style:style>
    <style:style style:name="P29" style:family="paragraph" style:parent-style-name="Heading_20_1">
      <style:paragraph-properties fo:break-before="page"/>
      <style:text-properties officeooo:rsid="0027cc37" officeooo:paragraph-rsid="0027cc37"/>
    </style:style>
    <style:style style:name="P30" style:family="paragraph" style:parent-style-name="Table_20_Contents">
      <style:text-properties officeooo:rsid="0024fa9e" officeooo:paragraph-rsid="0024fa9e"/>
    </style:style>
    <style:style style:name="P31" style:family="paragraph" style:parent-style-name="Table_20_Contents">
      <style:text-properties fo:font-weight="bold" officeooo:rsid="0024fa9e" officeooo:paragraph-rsid="0024fa9e" style:font-weight-asian="bold" style:font-weight-complex="bold"/>
    </style:style>
    <style:style style:name="P32" style:family="paragraph" style:parent-style-name="Table_20_Contents">
      <style:text-properties officeooo:rsid="002bbec1" officeooo:paragraph-rsid="002bbec1"/>
    </style:style>
    <style:style style:name="T1" style:family="text">
      <style:text-properties officeooo:rsid="00190cef"/>
    </style:style>
    <style:style style:name="T2" style:family="text">
      <style:text-properties officeooo:rsid="001a5d9d"/>
    </style:style>
    <style:style style:name="T3" style:family="text">
      <style:text-properties officeooo:rsid="001ab87a"/>
    </style:style>
    <style:style style:name="T4" style:family="text">
      <style:text-properties officeooo:rsid="001e9cc9"/>
    </style:style>
    <style:style style:name="T5" style:family="text">
      <style:text-properties officeooo:rsid="001ffc7e"/>
    </style:style>
    <style:style style:name="T6" style:family="text">
      <style:text-properties officeooo:rsid="0020e9a6"/>
    </style:style>
    <style:style style:name="T7" style:family="text">
      <style:text-properties officeooo:rsid="002264df"/>
    </style:style>
    <style:style style:name="T8" style:family="text">
      <style:text-properties officeooo:rsid="0024fa9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2a5d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lving Software Problems Analysis and Design.</text:p>
      <text:p text:style-name="P1"/>
      <text:p text:style-name="P1"/>
      <text:h text:style-name="P24" text:outline-level="1">Introduction:</text:h>
      <text:p text:style-name="P1">When teaching software engineering, the single biggest obstacle for beginning students isn't the language being used, it's the difficulty in doing rigorous problem analysis and design when given a task. <text:s/>Often times students don't know where to start when given a problem to solve. <text:s/>This inevitably leads to frustration and a less enjoyable learning experience. <text:s/></text:p>
      <text:p text:style-name="P1">The purpose of this course is to teach students the proper ways on how to approach problem solving in both the exercise labs and in the workplace. <text:s/></text:p>
      <text:p text:style-name="P1"/>
      <text:p text:style-name="P8"/>
      <text:p text:style-name="P1"/>
      <text:h text:style-name="P25" text:outline-level="1">Part 1. <text:s/>Define the <text:span text:style-name="T4">problem</text:span>. </text:h>
      <text:p text:style-name="P2">While this sounds like a trivial or obvious step, <text:span text:style-name="T3">not</text:span> perform<text:span text:style-name="T3">ing</text:span> this <text:span text:style-name="T3">task</text:span> is often the cause of partial or complete <text:span text:style-name="T3">failure</text:span> of projects. <text:s text:c="2"/>It is crucial when tackling a problem that this step be done thoroughly and rigorously. <text:s/></text:p>
      <text:p text:style-name="P2">Write a simple and clear definition of the problem. <text:s/>Use simple and clear English (or whatever language <text:span text:style-name="T1">is being used</text:span>). <text:s/>Avoid using technical “buzzwords” and jargon that obscure what you're trying to say, rather than making it easy to understa<text:span text:style-name="T1">nd. <text:s/>Make sure that <text:s/>you're actually defining the problem you want to solve. </text:span></text:p>
      <text:p text:style-name="P3">Start with what you already know about the problem. Determine what you don't know about the problem and investigate to resolve any questions you may have about the task. </text:p>
      <text:p text:style-name="P3">Remember, at this point, you're not trying to solve anything, merely to understand what it is you're being asked to do. <text:span text:style-name="T4">This process defines “what” you are trying to do, not “how” you do it. </text:span><text:s/></text:p>
      <text:p text:style-name="P3">For example: <text:s/>If tasked to create an application that will provide analysis of baseball salaries for every major league team from the year's 2000 to 2010, <text:span text:style-name="T4">a sample solution might look like this:</text:span>. </text:p>
      <text:p text:style-name="P3">1. <text:s/>Determine <text:span text:style-name="T2">what sort of analysis is being asked for. <text:s/>Averages? <text:s/>Means? Medians? Other types of analysis? </text:span></text:p>
      <text:p text:style-name="P4">2. <text:s/>Where is the data coming from?</text:p>
      <text:p text:style-name="P4">3. <text:s/>What sort of user interface is needed? <text:s/>A simple text based one? <text:s/>A web interface?</text:p>
      <text:p text:style-name="P4">Once you understand this, then you might write a <text:span text:style-name="T4">high level</text:span> problem definition as follows: </text:p>
      <text:p text:style-name="P4">“We want to create an application that takes data from a series of comma separated value files (csv), load them into our program and allow users to request a number of statistical analyses, such as salary averages, means and medians per team and per league, from a text based user interface.” </text:p>
      <text:p text:style-name="P5">Again, note that we're not stating how we will implement this, merely what we want to create at this point in the overall methodology. </text:p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1"><text:soft-page-break/>Part 2. <text:s/>Define the solution. </text:h>
      <text:p text:style-name="Text_20_body"><text:s/><text:span text:style-name="T5">Now that we've created a high level description of what we want to solve, we can now attempt to define a solution. <text:s/>Note that we're only doing this at a high level, implementation details can be deferred until later. </text:span></text:p>
      <text:p text:style-name="P6">When defining a solution, a good approach might be to consider how you would solve this problem using nothing more sophisticated than paper and pencil. <text:s/>Let's take an example: </text:p>
      <text:p text:style-name="P6">Consider the following problem. <text:s/>You've been given a spreadsheet that enumerates the population density for a number of European countries over a ten year period. <text:s/>You've been asked to give report on the change of the population for each country. <text:s/>How would you do this? </text:p>
      <text:p text:style-name="P6">A high level solution might like like this: </text:p>
      <text:p text:style-name="P6">“For each country in the spreadsheet, subtract the value in the first column of population density from the value in the last column. <text:s/>Write a new set of outputs that include the name of the country and the calculated change in the population.”</text:p>
      <text:p text:style-name="P6">While this may sound like a trivial exercise, the goal for the budding programmer is to <text:span text:style-name="T7">have him </text:span>develop a set of mental processes that allows hi<text:span text:style-name="T6">m to properly analyze and solve programming tasks. </text:span></text:p>
      <text:p text:style-name="P6"/>
      <text:p text:style-name="P6"><text:tab/></text:p>
      <text:p text:style-name="P9"/>
      <text:h text:style-name="P27" text:outline-level="1">Define the data (if any). </text:h>
      <text:p text:style-name="P7"/>
      <text:p text:style-name="P12">Many programming problems depend on external data as input. <text:s/>For example a csv file or an SQL database can be used as input to a program. <text:s/>When developing a solution, it is important that the programmer understand exactly what data is being received and in what format. <text:s/></text:p>
      <text:p text:style-name="P13">A recommended way for programmers to classify any external data is to create a <text:span text:style-name="T9">data log</text:span><text:span text:style-name="T10">. <text:s/>This data log contains the meta-data information about all of the fields in the data source. </text:span></text:p>
      <text:p text:style-name="P11">For example, given a sample data set such as <text:span text:style-name="T8">the following:</text:span>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8">Name, Fuel Type,Width(mm),Height (mm), Length (mm),Weight (kg), Total Production</text:span></text:p>
          </table:table-cell>
        </table:table-row>
        <table:table-row>
          <table:table-cell table:style-name="Table1.A2" office:value-type="string">
            <text:p text:style-name="P11"><text:span text:style-name="T8">BMW F6 Series,Petrol, 1894,1392,5007,2055,27687</text:span></text:p>
          </table:table-cell>
        </table:table-row>
        <table:table-row>
          <table:table-cell table:style-name="Table1.A2" office:value-type="string">
            <text:p text:style-name="P11"><text:span text:style-name="T8">BMW 1 Series (F20), Diesel,1765,1421,4324,1590,57921</text:span></text:p>
          </table:table-cell>
        </table:table-row>
        <table:table-row>
          <table:table-cell table:style-name="Table1.A2" office:value-type="string">
            <text:p text:style-name="P11"><text:span text:style-name="T8">BMW X3 (F25),Petrol,1884,1713,4652,1845,46219</text:span></text:p>
          </table:table-cell>
        </table:table-row>
        <table:table-row>
          <table:table-cell table:style-name="Table1.A2" office:value-type="string">
            <text:p text:style-name="P11"><text:span text:style-name="T8">BMW 3 Series, Diesel,1811,1429,4624,1368,24319</text:span></text:p>
          </table:table-cell>
        </table:table-row>
        <table:table-row>
          <table:table-cell table:style-name="Table1.A2" office:value-type="string">
            <text:p text:style-name="P11"><text:span text:style-name="T8">BMW X5 (F15),Petrol,1938,1762,4886,2105,33412</text:span></text:p>
          </table:table-cell>
        </table:table-row>
        <table:table-row>
          <table:table-cell table:style-name="Table1.A2" office:value-type="string">
            <text:p text:style-name="P11"><text:span text:style-name="T8">BMW i3, Electric,1775,1578,3999,6412 </text:span></text:p>
          </table:table-cell>
        </table:table-row>
      </table:table>
      <text:p text:style-name="P13"/>
      <text:p text:style-name="P13">A data log for this data set might look like this: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Field Name</text:p>
          </table:table-cell>
          <table:table-cell table:style-name="Table2.A1" office:value-type="string">
            <text:p text:style-name="P31">Field Type</text:p>
          </table:table-cell>
          <table:table-cell table:style-name="Table2.C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0">Vehicle Name</text:p>
          </table:table-cell>
          <table:table-cell table:style-name="Table2.A2" office:value-type="string">
            <text:p text:style-name="P30">String</text:p>
          </table:table-cell>
          <table:table-cell table:style-name="Table2.C2" office:value-type="string">
            <text:p text:style-name="P30">The mark and series of the vehicle</text:p>
          </table:table-cell>
        </table:table-row>
        <table:table-row>
          <table:table-cell table:style-name="Table2.A2" office:value-type="string">
            <text:p text:style-name="P30">Fuel Type</text:p>
          </table:table-cell>
          <table:table-cell table:style-name="Table2.A2" office:value-type="string">
            <text:p text:style-name="P30">String</text:p>
          </table:table-cell>
          <table:table-cell table:style-name="Table2.C2" office:value-type="string">
            <text:p text:style-name="P30">Describes whether the vehicle uses petrol or diesel fuel</text:p>
          </table:table-cell>
        </table:table-row>
        <table:table-row>
          <table:table-cell table:style-name="Table2.A2" office:value-type="string">
            <text:p text:style-name="P30">Width</text:p>
          </table:table-cell>
          <table:table-cell table:style-name="Table2.A2" office:value-type="string">
            <text:p text:style-name="P30">Integer</text:p>
          </table:table-cell>
          <table:table-cell table:style-name="Table2.C2" office:value-type="string">
            <text:p text:style-name="P30">Width of the vehicle in millimeters</text:p>
          </table:table-cell>
        </table:table-row>
        <table:table-row>
          <table:table-cell table:style-name="Table2.A2" office:value-type="string">
            <text:p text:style-name="P30">Height</text:p>
          </table:table-cell>
          <table:table-cell table:style-name="Table2.A2" office:value-type="string">
            <text:p text:style-name="P30">Integer</text:p>
          </table:table-cell>
          <table:table-cell table:style-name="Table2.C2" office:value-type="string">
            <text:p text:style-name="P30">Height of the vehicle in millimeters</text:p>
          </table:table-cell>
        </table:table-row>
        <table:table-row>
          <table:table-cell table:style-name="Table2.A2" office:value-type="string">
            <text:p text:style-name="P30">Length</text:p>
          </table:table-cell>
          <table:table-cell table:style-name="Table2.A2" office:value-type="string">
            <text:p text:style-name="P30">Integer</text:p>
          </table:table-cell>
          <table:table-cell table:style-name="Table2.C2" office:value-type="string">
            <text:p text:style-name="P30">Length of the vehicle in millimeters</text:p>
          </table:table-cell>
        </table:table-row>
        <table:table-row>
          <table:table-cell table:style-name="Table2.A2" office:value-type="string">
            <text:p text:style-name="P30">Weight</text:p>
          </table:table-cell>
          <table:table-cell table:style-name="Table2.A2" office:value-type="string">
            <text:p text:style-name="P30">Integer</text:p>
          </table:table-cell>
          <table:table-cell table:style-name="Table2.C2" office:value-type="string">
            <text:p text:style-name="P30">Weight of the vehicle in kilograms</text:p>
          </table:table-cell>
        </table:table-row>
        <table:table-row>
          <table:table-cell table:style-name="Table2.A2" office:value-type="string">
            <text:p text:style-name="P30">Total Production</text:p>
          </table:table-cell>
          <table:table-cell table:style-name="Table2.A2" office:value-type="string">
            <text:p text:style-name="P30">Integer</text:p>
          </table:table-cell>
          <table:table-cell table:style-name="Table2.C2" office:value-type="string">
            <text:p text:style-name="P30">Total production of vehicles for the current period</text:p>
          </table:table-cell>
        </table:table-row>
      </table:table>
      <text:p text:style-name="P13"/>
      <text:p text:style-name="P13">Again, this is a simple example, in reality, it is possible that your data sets may contains hundreds or even thousands of different fields. <text:s/>It is essential that the programmer or programming team keep careful track of exactly what data is being presented to you. </text:p>
      <text:p text:style-name="P13"/>
      <text:h text:style-name="P29" text:outline-level="1">Define the solution details</text:h>
      <text:p text:style-name="P14">Now that the solution has been defined in broad strokes, it is time to drill down and detail the solution by writing down a series of steps that the program will need to do. <text:s/>Again, these steps should be defined in natural language (such as English) rather than in a programming language. <text:s/></text:p>
      <text:p text:style-name="P15">Let us take the example given earlier. <text:s/>We defined a high level problem definition and solution as follows:</text:p>
      <text:p text:style-name="P15"/>
      <text:p text:style-name="P18">Problem Definition</text:p>
      <text:p text:style-name="P17">“We want to create an application that takes data from a <text:span text:style-name="T11">spreadsheet of population density <text:s/>in various european countries, and allow users to see the change in population per country.”</text:span></text:p>
      <text:p text:style-name="P18">Solution Definition</text:p>
      <text:p text:style-name="P16">“For each country in the spreadsheet, subtract the value in the first column of population density from the value in the last column. <text:s/>Write a new set of outputs that include the name of the country and the calculated change in the population.”</text:p>
      <text:p text:style-name="P19">Data Log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Field Name</text:p>
          </table:table-cell>
          <table:table-cell table:style-name="Table3.A1" office:value-type="string">
            <text:p text:style-name="P32">Field Type</text:p>
          </table:table-cell>
          <table:table-cell table:style-name="Table3.C1" office:value-type="string">
            <text:p text:style-name="P32">Description</text:p>
          </table:table-cell>
        </table:table-row>
        <table:table-row>
          <table:table-cell table:style-name="Table3.A2" office:value-type="string">
            <text:p text:style-name="P32">Country Name</text:p>
          </table:table-cell>
          <table:table-cell table:style-name="Table3.A2" office:value-type="string">
            <text:p text:style-name="P32">String</text:p>
          </table:table-cell>
          <table:table-cell table:style-name="Table3.C2" office:value-type="string">
            <text:p text:style-name="P32">Name of the European country</text:p>
          </table:table-cell>
        </table:table-row>
        <table:table-row>
          <table:table-cell table:style-name="Table3.A2" office:value-type="string">
            <text:p text:style-name="P32">Population, 1989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89</text:p>
          </table:table-cell>
        </table:table-row>
        <table:table-row>
          <table:table-cell table:style-name="Table3.A2" office:value-type="string">
            <text:p text:style-name="P32">Population, 1990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90</text:p>
          </table:table-cell>
        </table:table-row>
        <table:table-row>
          <table:table-cell table:style-name="Table3.A2" office:value-type="string">
            <text:p text:style-name="P32">Population, 1991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91</text:p>
          </table:table-cell>
        </table:table-row>
        <table:table-row>
          <table:table-cell table:style-name="Table3.A2" office:value-type="string">
            <text:p text:style-name="P32">Population, 1992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92</text:p>
          </table:table-cell>
        </table:table-row>
        <table:table-row>
          <table:table-cell table:style-name="Table3.A2" office:value-type="string">
            <text:p text:style-name="P32">Population, 1993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93</text:p>
          </table:table-cell>
        </table:table-row>
        <table:table-row>
          <table:table-cell table:style-name="Table3.A2" office:value-type="string">
            <text:p text:style-name="P32">Population, 1994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94</text:p>
          </table:table-cell>
        </table:table-row>
        <table:table-row>
          <table:table-cell table:style-name="Table3.A2" office:value-type="string">
            <text:p text:style-name="P32">Population, 1995</text:p>
          </table:table-cell>
          <table:table-cell table:style-name="Table3.A2" office:value-type="string">
            <text:p text:style-name="P32">Integer</text:p>
          </table:table-cell>
          <table:table-cell table:style-name="Table3.C2" office:value-type="string">
            <text:p text:style-name="P32">Population of the country in 1995</text:p>
          </table:table-cell>
        </table:table-row>
      </table:table>
      <text:p text:style-name="P19"/>
      <text:p text:style-name="P22">(Note that we are excluding the total population aggregates from the data log). </text:p>
      <text:p text:style-name="P15">Now we need to break down the solution into a series of steps written in English that the program will follow. </text:p>
      <text:p text:style-name="P20"><text:soft-page-break/>For example:</text:p>
      <text:p text:style-name="P20">1. <text:s/>Open the file containing the data.</text:p>
      <text:p text:style-name="P20">2. <text:s/>Read each line of the data</text:p>
      <text:p text:style-name="P20">3. <text:s/>Extract the first and last columns of data in the population density</text:p>
      <text:p text:style-name="P20">4. <text:s/>Extract the country name</text:p>
      <text:p text:style-name="P20">5. <text:s/>Store the values into a data structure that uses the country name as a key and the</text:p>
      <text:p text:style-name="P20"><text:s text:c="5"/>difference in population as the value. </text:p>
      <text:p text:style-name="P20">6. <text:s/>Print a prompt that allows the user to select a country.</text:p>
      <text:p text:style-name="P20">7. <text:s/>For the country selected, print out the change in the population density.</text:p>
      <text:p text:style-name="P20"/>
      <text:p text:style-name="P23"/>
      <text:h text:style-name="Heading_20_1" text:outline-level="1"><text:s text:c="2"/><text:span text:style-name="T11">Define the solution details</text:span></text:h>
      <text:p text:style-name="Text_20_body"/>
      <text:p text:style-name="P20">Once we've written the steps of the solution in detail, we can <text:span text:style-name="T9">pseudocode</text:span><text:span text:style-name="T10"> it. <text:s/>That is to say, we can re-write the solution details in an abstract programming definition. <text:s/>This is the final step before transitioning to an actual programming language. </text:span></text:p>
      <text:p text:style-name="P20"><text:span text:style-name="T10">Taking the above example, we can re-write the solution as follows:</text:span></text:p>
      <text:p text:style-name="P20"><text:span text:style-name="T10"/></text:p>
      <text:p text:style-name="P20"><text:span text:style-name="T10">data = open (“europop.txt”)</text:span></text:p>
      <text:p text:style-name="P20"><text:span text:style-name="T10">foreach line in data</text:span></text:p>
      <text:p text:style-name="P20"><text:span text:style-name="T10"><text:s text:c="4"/>read (line)</text:span></text:p>
      <text:p text:style-name="P20"><text:span text:style-name="T10"><text:s text:c="4"/>if line is blank</text:span></text:p>
      <text:p text:style-name="P20"><text:span text:style-name="T10"><text:s text:c="8"/>continue</text:span></text:p>
      <text:p text:style-name="P20"><text:span text:style-name="T10"><text:s text:c="4"/>countryname = line[0] <text:s text:c="2"/>// Extract the country name</text:span></text:p>
      <text:p text:style-name="P20"><text:span text:style-name="T10"><text:s text:c="4"/>countrypop1 = line[1] <text:s text:c="3"/>// Extract the first value</text:span></text:p>
      <text:p text:style-name="P20"><text:span text:style-name="T10"><text:s text:c="4"/>countrypop2 = line[7] <text:s text:c="3"/>// Extract the last value</text:span></text:p>
      <text:p text:style-name="P20"><text:span text:style-name="T10"><text:s text:c="4"/>countrydelta = countrypop2 – countrypop1 <text:s/>// Calculate the difference</text:span></text:p>
      <text:p text:style-name="P20"><text:span text:style-name="T10"><text:s text:c="4"/>countrystore[countryname] = countrydelta <text:s/>// Store the results by country name</text:span></text:p>
      <text:p text:style-name="P20"><text:span text:style-name="T10"/></text:p>
      <text:p text:style-name="P21"><text:span text:style-name="T10">print (“What country do you want to see: “)</text:span></text:p>
      <text:p text:style-name="P21"><text:span text:style-name="T10">get_input(country)</text:span></text:p>
      <text:p text:style-name="P21"><text:span text:style-name="T10">print countrystore[country]</text:span></text:p>
      <text:p text:style-name="P21"><text:span text:style-name="T10">exit</text:span></text:p>
      <text:p text:style-name="P21"><text:span text:style-name="T10"/></text:p>
      <text:p text:style-name="P21"><text:span text:style-name="T10">Exception conditions (Such as a missing data file) are not considered here. <text:s/>The purpose of the exercise is to train the students on how to conduct proper problem analysis methodology. <text:s text:c="2"/>Exception conditions are properly addressed in a programming language lecture. </text:span></text:p>
      <text:p text:style-name="P21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oft-page-break/><text:span text:style-name="T10"/></text:p>
      <text:h text:style-name="P28" text:outline-level="1"><text:span text:style-name="T10">Conclusion</text:span></text:h>
      <text:p text:style-name="P21"><text:span text:style-name="T10">The purpose of this module is to teach beginning software engineering students proper mental processes for analyzing and solving problems. <text:s/>The exercises included are created for this specific purpose. <text:s/>We start first by defining the problem. <text:s/>Then we iterate over the solution definition, starting with a high level definition and then stepping down into specifics. <text:s/>Additionally, we describe the data, if any, used by the solution. Finally, we pseudocode the solution. <text:s/></text:span></text:p>
      <text:p text:style-name="P21"><text:span text:style-name="T10">Following these steps will allow students to have more confidence in their ability to approach various problems and provide robust solutions. <text:s/></text:span></text:p>
      <text:p text:style-name="P2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6:14:48.870038730</meta:creation-date>
    <dc:date>2016-07-11T16:02:31.470608493</dc:date>
    <meta:editing-duration>PT7H37S</meta:editing-duration>
    <meta:editing-cycles>11</meta:editing-cycles>
    <meta:generator>LibreOffice/4.3.7.2$Linux_X86_64 LibreOffice_project/430m0$Build-2</meta:generator>
    <meta:document-statistic meta:table-count="3" meta:image-count="0" meta:object-count="0" meta:page-count="8" meta:paragraph-count="128" meta:word-count="1472" meta:character-count="9012" meta:non-whitespace-character-count="7523"/>
  </office:meta>
</office:document-meta>
</file>